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1.982cm">
          <draw:text-box>
            <text:p><text:span text:style-name="T1">v</text:span><text:span text:style-name="T3">s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line draw:style-name="gr9" draw:text-style-name="P1" draw:layer="layout" svg:x1="9.289cm" svg:y1="4.315cm" svg:x2="9.3cm" svg:y2="5.371cm">
          <text:p/>
        </draw:line>
        <draw:custom-shape draw:style-name="gr10" draw:text-style-name="P7" xml:id="id13" draw:id="id13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2" draw:id="id12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2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2" draw:start-glue-point="6" svg:d="M9011 3234l-8 918" svg:viewBox="0 0 9 919">
          <text:p/>
        </draw:connector>
        <draw:custom-shape draw:style-name="gr11" draw:text-style-name="P9" draw:layer="layout" svg:width="1.118cm" svg:height="1.061cm" svg:x="4.865cm" svg:y="5.46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3" draw:end-glue-point="4" svg:d="M5439 4139l-8 986" svg:viewBox="0 0 9 987">
          <text:p/>
        </draw:connector>
        <draw:connector draw:style-name="gr8" draw:text-style-name="P7" draw:layer="layout" svg:x1="4.451cm" svg:y1="7.758cm" svg:x2="5.431cm" svg:y2="6.787cm" draw:start-shape="id11" draw:start-glue-point="1" draw:end-shape="id13" draw:end-glue-point="6" svg:d="M4451 7758h980v-971" svg:viewBox="0 0 981 972">
          <text:p/>
        </draw:connector>
        <draw:frame draw:style-name="gr12" draw:text-style-name="P10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0" draw:layer="layout" svg:width="2.026cm" svg:height="0.928cm" svg:x="5.448cm" svg:y="6.506cm">
          <draw:text-box>
            <text:p><text:span text:style-name="T6">V</text:span><text:span text:style-name="T7">d </text:span><text:span text:style-name="T8">= K</text:span><text:span text:style-name="T7">d </text:span><text:span text:style-name="T8">I</text:span><text:span text:style-name="T7">d</text:span></text:p>
          </draw:text-box>
        </draw:frame>
        <draw:frame draw:style-name="gr14" draw:text-style-name="P10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0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0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0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0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0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0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0" draw:layer="layout" svg:width="0.922cm" svg:height="0.776cm" svg:x="9.306cm" svg:y="4.35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0" draw:layer="layout" svg:width="0.922cm" svg:height="0.776cm" svg:x="2.765cm" svg:y="5.56cm">
          <draw:text-box>
            <text:p><text:span text:style-name="T8">I</text:span><text:span text:style-name="T7">d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5" draw:id="id15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33cm" svg:y="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918cm" svg:y="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14cm" svg:y="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line draw:style-name="gr1" draw:text-style-name="P1" draw:layer="layout" svg:x1="8.496cm" svg:y1="5.843cm" svg:x2="9.511cm" svg:y2="5.843cm">
            <text:p/>
          </draw:line>
          <draw:line draw:style-name="gr1" draw:text-style-name="P1" draw:layer="layout" svg:x1="8.496cm" svg:y1="5.843cm" svg:x2="9.511cm" svg:y2="5.843cm">
            <text:p/>
          </draw:line>
          <draw:line draw:style-name="gr1" draw:text-style-name="P1" draw:layer="layout" svg:x1="8.496cm" svg:y1="6.137cm" svg:x2="9.511cm" svg:y2="6.137cm">
            <text:p/>
          </draw:line>
          <draw:line draw:style-name="gr1" draw:text-style-name="P1" draw:layer="layout" svg:x1="8.996cm" svg:y1="6.535cm" svg:x2="9.004cm" svg:y2="6.135cm">
            <text:p/>
          </draw:line>
          <draw:line draw:style-name="gr1" draw:text-style-name="P1" draw:layer="layout" svg:x1="8.996cm" svg:y1="5.849cm" svg:x2="9.004cm" svg:y2="5.449cm">
            <text:p/>
          </draw:line>
        </draw:g>
        <draw:connector draw:style-name="gr16" draw:text-style-name="P1" draw:layer="layout" draw:type="line" svg:x1="7.9cm" svg:y1="4.152cm" svg:x2="9.018cm" svg:y2="4.153cm" draw:start-shape="id6" draw:start-glue-point="1" svg:d="M7900 4152l1118 1" svg:viewBox="0 0 1119 2">
          <text:p/>
        </draw:connector>
        <draw:connector draw:style-name="gr7" draw:text-style-name="P1" draw:layer="layout" draw:type="line" svg:x1="9.011cm" svg:y1="4.107cm" svg:x2="9.003cm" svg:y2="5.449cm" draw:end-shape="id14" draw:end-glue-point="0" svg:d="M9011 4107l-8 1342" svg:viewBox="0 0 9 1343">
          <text:p/>
        </draw:connector>
        <draw:custom-shape draw:style-name="gr15" draw:text-style-name="P7" draw:layer="layout" svg:width="0.201cm" svg:height="0.198cm" svg:x="8.899cm" svg:y="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528cm" svg:y1="7.749cm" svg:x2="9.003cm" svg:y2="6.535cm" draw:start-shape="id15" draw:start-glue-point="10" draw:end-shape="id14" draw:end-glue-point="2" svg:d="M5528 7749h3475v-1214" svg:viewBox="0 0 3476 1215">
          <text:p/>
        </draw:connector>
        <draw:frame draw:style-name="gr14" draw:text-style-name="P10" draw:layer="layout" svg:width="0.922cm" svg:height="0.776cm" svg:x="9.135cm" svg:y="6.183cm">
          <draw:text-box>
            <text:p><text:span text:style-name="T6">C</text:span></text:p>
          </draw:text-box>
        </draw:frame>
        <draw:g xml:id="id16" draw:id="id16">
          <draw:line draw:style-name="gr1" draw:text-style-name="P1" draw:layer="layout" svg:x1="1.162cm" svg:y1="4.615cm" svg:x2="0.22cm" svg:y2="4.624cm">
            <text:p/>
          </draw:line>
          <draw:line draw:style-name="gr1" draw:text-style-name="P1" draw:layer="layout" svg:x1="1.162cm" svg:y1="4.61cm" svg:x2="0.22cm" svg:y2="4.619cm">
            <text:p/>
          </draw:line>
          <draw:line draw:style-name="gr1" draw:text-style-name="P1" draw:layer="layout" svg:x1="0.477cm" svg:y1="4.821cm" svg:x2="0.945cm" svg:y2="4.821cm">
            <text:p/>
          </draw:line>
          <draw:line draw:style-name="gr1" draw:text-style-name="P1" draw:layer="layout" svg:x1="0.603cm" svg:y1="4.997cm" svg:x2="0.828cm" svg:y2="4.997cm">
            <text:p/>
          </draw:line>
          <draw:line draw:style-name="gr1" draw:text-style-name="P1" draw:layer="layout" svg:x1="0.703cm" svg:y1="4.602cm" svg:x2="0.707cm" svg:y2="4.148cm">
            <text:p/>
          </draw:line>
        </draw:g>
        <draw:connector draw:style-name="gr7" draw:text-style-name="P1" draw:layer="layout" draw:type="line" svg:x1="0.691cm" svg:y1="4.148cm" svg:x2="2.033cm" svg:y2="4.153cm" draw:start-shape="id16" draw:start-glue-point="0" svg:d="M691 4148l1342 5" svg:viewBox="0 0 1343 6">
          <text:p/>
        </draw:connector>
        <draw:custom-shape draw:style-name="gr15" draw:text-style-name="P7" draw:layer="layout" svg:width="0.201cm" svg:height="0.198cm" svg:x="1.91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2cm" svg:height="0.924cm" svg:x="1.289cm" svg:y="0.101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35cm" svg:y="0.088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57cm" svg:y="0.17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8.169cm" svg:y="4.086cm">
          <draw:text-box>
            <text:p><text:span text:style-name="T1">v</text:span><text:span text:style-name="T3">6</text:span></text:p>
          </draw:text-box>
        </draw:frame>
        <draw:frame draw:style-name="gr5" draw:text-style-name="P5" draw:layer="layout" svg:width="0.922cm" svg:height="0.924cm" svg:x="4.524cm" svg:y="4.085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319cm" svg:y="7.584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5.024cm" svg:y="7.642cm">
          <draw:text-box>
            <text:p><text:span text:style-name="T1">v</text:span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31T17:18:48.250731977</dc:date>
    <meta:editing-duration>PT30M56S</meta:editing-duration>
    <meta:editing-cycles>5</meta:editing-cycles>
    <meta:generator>LibreOffice/6.4.6.2$Linux_X86_64 LibreOffice_project/40$Build-2</meta:generator>
    <meta:document-statistic meta:object-count="122"/>
  </office:meta>
</office:document-meta>
</file>